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89pt"/>
    </style:style>
    <style:style style:name="co3" style:family="table-column">
      <style:table-column-properties fo:break-before="auto" style:column-width="103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303.34pt" svg:x="325.62pt" svg:y="26.16pt">
            <loext:p draw:notify-on-update-of-ranges="Sheet1.A1:Sheet1.A1 Sheet1.A2:Sheet1.A12 Sheet1.B1:Sheet1.B1 Sheet1.B2:Sheet1.B12 Sheet1.C1:Sheet1.C1 Sheet1.C2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Learned Probability</text:p>
          </table:table-cell>
          <table:table-cell office:value-type="string" calcext:value-type="string">
            <text:p>Probability by densit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85819" calcext:value-type="float">
            <text:p>0.99385819</text:p>
          </table:table-cell>
          <table:table-cell office:value-type="float" office:value="0.997527264864" calcext:value-type="float">
            <text:p>0.9975272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172308" calcext:value-type="float">
            <text:p>0.97172308</text:p>
          </table:table-cell>
          <table:table-cell office:value-type="float" office:value="0.982007864896" calcext:value-type="float">
            <text:p>0.98200786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912962" calcext:value-type="float">
            <text:p>0.87912962</text:p>
          </table:table-cell>
          <table:table-cell office:value-type="float" office:value="0.880536901775" calcext:value-type="float">
            <text:p>0.8805369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734524" calcext:value-type="float">
            <text:p>0.59734524</text:p>
          </table:table-cell>
          <table:table-cell office:value-type="float" office:value="0.495462642578" calcext:value-type="float">
            <text:p>0.4954626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860849" calcext:value-type="float">
            <text:p>0.17860849</text:p>
          </table:table-cell>
          <table:table-cell office:value-type="float" office:value="0.106506978919" calcext:value-type="float">
            <text:p>0.1065069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017254" calcext:value-type="float">
            <text:p>0.01017254</text:p>
          </table:table-cell>
          <table:table-cell office:value-type="float" office:value="0.00907471484431" calcext:value-type="float">
            <text:p>0.00907471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2353" calcext:value-type="float">
            <text:p>0.00022353</text:p>
          </table:table-cell>
          <table:table-cell office:value-type="float" office:value="0.000295387223035" calcext:value-type="float">
            <text:p>0.00029538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042719819" calcext:value-type="float">
            <text:p>4.27E-06</text:p>
          </table:table-cell>
          <table:table-cell table:style-name="ce1" office:value-type="float" office:value="0.00000603366485456" calcext:value-type="float">
            <text:p>6.03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00806061959" calcext:value-type="float">
            <text:p>8.06E-08</text:p>
          </table:table-cell>
          <table:table-cell table:style-name="ce1" office:value-type="float" office:value="0.000000112256905039" calcext:value-type="float">
            <text:p>1.12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000151920975" calcext:value-type="float">
            <text:p>1.52E-09</text:p>
          </table:table-cell>
          <table:table-cell table:style-name="ce1" office:value-type="float" office:value="0.00000000206046241006" calcext:value-type="float">
            <text:p>2.06E-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0000286301553" calcext:value-type="float">
            <text:p>2.86E-11</text:p>
          </table:table-cell>
          <table:table-cell table:style-name="ce1" office:value-type="float" office:value="0.0000000000377496316107" calcext:value-type="float">
            <text:p>3.77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1:39:33.347595261</meta:creation-date>
    <dc:date>2018-04-07T11:50:23.635374254</dc:date>
    <meta:editing-duration>PT10M50S</meta:editing-duration>
    <meta:editing-cycles>3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10.702cm" xlink:href=".." xlink:type="simple" chart:class="chart:line" chart:style-name="ch1">
        <chart:title svg:x="3.501cm" svg:y="0.35cm" chart:style-name="ch2">
          <text:p>Learned P(Y=1|X) VS. Probability by Density</text:p>
        </chart:title>
        <chart:legend chart:legend-position="bottom" svg:x="3.747cm" svg:y="9.919cm" style:legend-expansion="wide" chart:style-name="ch3"/>
        <chart:plot-area chart:style-name="ch4" table:cell-range-address="Sheet1.A1:Sheet1.C12" chart:data-source-has-labels="both" svg:x="1.331cm" svg:y="1.343cm" svg:width="14.355cm" svg:height="7.381cm">
          <chartooo:coordinate-region svg:x="2.058cm" svg:y="1.543cm" svg:width="13.441cm" svg:height="6.534cm"/>
          <chart:axis chart:dimension="x" chart:name="primary-x" chart:style-name="ch5" chartooo:axis-type="auto">
            <chartooo:date-scale/>
            <chart:title svg:x="8.08cm" svg:y="8.938cm" chart:style-name="ch6">
              <text:p>Point</text:p>
            </chart:title>
            <chart:categories table:cell-range-address="Sheet1.A2:Sheet1.A12"/>
          </chart:axis>
          <chart:axis chart:dimension="y" chart:name="primary-y" chart:style-name="ch7">
            <chart:title svg:x="0.451cm" svg:y="5.858cm" chart:style-name="ch8">
              <text:p>Probability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arned Probability</text:p>
                <draw:g>
                  <svg:desc>Sheet1.B1:Sheet1.B1</svg:desc>
                </draw:g>
              </table:table-cell>
              <table:table-cell office:value-type="string">
                <text:p>Probability by densit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.99385819">
                <text:p>0.99385819</text:p>
                <draw:g>
                  <svg:desc>Sheet1.B2:Sheet1.B12</svg:desc>
                </draw:g>
              </table:table-cell>
              <table:table-cell office:value-type="float" office:value="0.997527264864">
                <text:p>0.997527264864</text:p>
                <draw:g>
                  <svg:desc>Sheet1.C2:Sheet1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172308">
                <text:p>0.97172308</text:p>
              </table:table-cell>
              <table:table-cell office:value-type="float" office:value="0.982007864896">
                <text:p>0.9820078648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7912962">
                <text:p>0.87912962</text:p>
              </table:table-cell>
              <table:table-cell office:value-type="float" office:value="0.880536901775">
                <text:p>0.8805369017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734524">
                <text:p>0.59734524</text:p>
              </table:table-cell>
              <table:table-cell office:value-type="float" office:value="0.495462642578">
                <text:p>0.4954626425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860849">
                <text:p>0.17860849</text:p>
              </table:table-cell>
              <table:table-cell office:value-type="float" office:value="0.106506978919">
                <text:p>0.1065069789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017254">
                <text:p>0.01017254</text:p>
              </table:table-cell>
              <table:table-cell office:value-type="float" office:value="0.00907471484431">
                <text:p>0.009074714844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2353">
                <text:p>0.00022353</text:p>
              </table:table-cell>
              <table:table-cell office:value-type="float" office:value="0.000295387223035">
                <text:p>0.0002953872230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42719819">
                <text:p>0.0000042719819</text:p>
              </table:table-cell>
              <table:table-cell office:value-type="float" office:value="0.00000603366485456">
                <text:p>0.000006033664854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0806061959">
                <text:p>0.0000000806061959</text:p>
              </table:table-cell>
              <table:table-cell office:value-type="float" office:value="0.000000112256905039">
                <text:p>0.0000001122569050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0151920975">
                <text:p>0.00000000151920975</text:p>
              </table:table-cell>
              <table:table-cell office:value-type="float" office:value="0.00000000206046241006">
                <text:p>0.000000002060462410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00286301553">
                <text:p>0.0000000000286301553</text:p>
              </table:table-cell>
              <table:table-cell office:value-type="float" office:value="0.0000000000377496316107">
                <text:p>0.0000000000377496316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